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7AB00003432129A5139.svm"/>
  <manifest:file-entry manifest:media-type="" manifest:full-path="Pictures/200000070000681500003256D466300E.svm"/>
  <manifest:file-entry manifest:media-type="" manifest:full-path="Pictures/20000007000067AB000035701E428171.svm"/>
  <manifest:file-entry manifest:media-type="" manifest:full-path="Pictures/2000000700006776000035DAEB332344.svm"/>
  <manifest:file-entry manifest:media-type="" manifest:full-path="Pictures/2000000700006776000036AD4EA0F9CA.svm"/>
  <manifest:file-entry manifest:media-type="" manifest:full-path="Pictures/200000070000677600003928012B7AAD.svm"/>
  <manifest:file-entry manifest:media-type="" manifest:full-path="Pictures/20000007000067760000311985CD5CFF.svm"/>
  <manifest:file-entry manifest:media-type="" manifest:full-path="Pictures/20000007000067AB00003183CFE8F04E.svm"/>
  <manifest:file-entry manifest:media-type="" manifest:full-path="Pictures/200000070000670C0000385523FED847.svm"/>
  <manifest:file-entry manifest:media-type="" manifest:full-path="Pictures/20000007000067AB000032F50A914244.svm"/>
  <manifest:file-entry manifest:media-type="" manifest:full-path="Pictures/200000070000670C000034675FFABC5A.svm"/>
  <manifest:file-entry manifest:media-type="" manifest:full-path="Pictures/20000007000067E00000357003E79FAE.svm"/>
  <manifest:file-entry manifest:media-type="" manifest:full-path="Pictures/20000007000067760000374C98D5620E.svm"/>
  <manifest:file-entry manifest:media-type="" manifest:full-path="Pictures/200000070000674100003679B4055F45.svm"/>
  <manifest:file-entry manifest:media-type="" manifest:full-path="Pictures/2000000700006530000035DA92974AFE.svm"/>
  <manifest:file-entry manifest:media-type="" manifest:full-path="Pictures/200000070000677600003A31ED0B297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uebas en un contenedor de servlets Apache Tomcat 8 con POSTMAN</text:p>
      <text:p text:style-name="Standard"/>
      <text:p text:style-name="Standard">Prueba de llamada sin filtro (lista completa)</text:p>
      <text:p text:style-name="Standard">JSON</text:p>
      <text:p text:style-name="Standard"><draw:frame draw:style-name="fr1" draw:name="gráficos1" text:anchor-type="paragraph" svg:width="6.6929in" svg:height="3.6972in" draw:z-index="0"><draw:image xlink:href="Pictures/200000070000677600003928012B7AAD.svm" xlink:type="simple" xlink:show="embed" xlink:actuate="onLoad"/></draw:frame></text:p>
      <text:p text:style-name="Standard"/>
      <text:p text:style-name="Standard">XML</text:p>
      <text:p text:style-name="Standard"><draw:frame draw:style-name="fr1" draw:name="gráficos2" text:anchor-type="paragraph" svg:width="6.6929in" svg:height="3.6583in" draw:z-index="1"><draw:image xlink:href="Pictures/200000070000670C0000385523FED847.svm" xlink:type="simple" xlink:show="embed" xlink:actuate="onLoad"/></draw:frame></text:p>
      <text:p text:style-name="Standard"/>
      <text:p text:style-name="Standard">Prueba de llamada por numero</text:p>
      <text:p text:style-name="Standard">JSON</text:p>
      <text:p text:style-name="Standard"><draw:frame draw:style-name="fr2" draw:name="gráficos3" text:anchor-type="paragraph" svg:width="6.6929in" svg:height="3.4429in" draw:z-index="2"><draw:image xlink:href="Pictures/20000007000067E00000357003E79FAE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4" text:anchor-type="paragraph" svg:width="6.6929in" svg:height="3.7646in" draw:z-index="3"><draw:image xlink:href="Pictures/200000070000677600003A31ED0B297C.svm" xlink:type="simple" xlink:show="embed" xlink:actuate="onLoad"/></draw:frame></text:p>
      <text:p text:style-name="Standard"/>
      <text:p text:style-name="Standard">Prueba de llamada por tipoPrimario</text:p>
      <text:p text:style-name="Standard">JSON</text:p>
      <text:p text:style-name="Standard"><draw:frame draw:style-name="fr2" draw:name="gráficos5" text:anchor-type="paragraph" svg:width="6.6929in" svg:height="3.45in" draw:z-index="4"><draw:image xlink:href="Pictures/20000007000067AB000035701E428171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6" text:anchor-type="paragraph" svg:width="6.6929in" svg:height="3.5366in" draw:z-index="5"><draw:image xlink:href="Pictures/2000000700006776000036AD4EA0F9CA.svm" xlink:type="simple" xlink:show="embed" xlink:actuate="onLoad"/></draw:frame></text:p>
      <text:p text:style-name="Standard"/>
      <text:p text:style-name="Standard">Llamada por tipoSecundario</text:p>
      <text:p text:style-name="Standard"/>
      <text:p text:style-name="Standard">JSON</text:p>
      <text:p text:style-name="Standard"><draw:frame draw:style-name="fr2" draw:name="gráficos7" text:anchor-type="paragraph" svg:width="6.6929in" svg:height="3.4835in" draw:z-index="6"><draw:image xlink:href="Pictures/2000000700006776000035DAEB332344.svm" xlink:type="simple" xlink:show="embed" xlink:actuate="onLoad"/></draw:frame><text:soft-page-break/></text:p>
      <text:p text:style-name="Standard"/>
      <text:p text:style-name="Standard">XML </text:p>
      <text:p text:style-name="Standard"><draw:frame draw:style-name="fr1" draw:name="gráficos8" text:anchor-type="paragraph" svg:width="6.6929in" svg:height="3.5618in" draw:z-index="7"><draw:image xlink:href="Pictures/2000000700006530000035DA92974AFE.svm" xlink:type="simple" xlink:show="embed" xlink:actuate="onLoad"/></draw:frame></text:p>
      <text:p text:style-name="Standard"/>
      <text:p text:style-name="Standard">Llamada por tipoPrimario y tipoSecundario</text:p>
      <text:p text:style-name="Standard">JSON</text:p>
      <text:p text:style-name="Standard"><draw:frame draw:style-name="fr2" draw:name="gráficos9" text:anchor-type="paragraph" svg:width="6.6929in" svg:height="3.5307in" draw:z-index="8"><draw:image xlink:href="Pictures/200000070000674100003679B4055F45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0" text:anchor-type="paragraph" svg:width="6.6929in" svg:height="3.5764in" draw:z-index="9"><draw:image xlink:href="Pictures/20000007000067760000374C98D5620E.svm" xlink:type="simple" xlink:show="embed" xlink:actuate="onLoad"/></draw:frame></text:p>
      <text:p text:style-name="Standard"/>
      <text:p text:style-name="Standard">Peticion Erronea</text:p>
      <text:p text:style-name="Standard"/>
      <text:p text:style-name="Standard">JSON</text:p>
      <text:p text:style-name="Standard"><draw:frame draw:style-name="fr2" draw:name="gráficos11" text:anchor-type="paragraph" svg:width="6.6929in" svg:height="3.1965in" draw:z-index="10"><draw:image xlink:href="Pictures/20000007000067AB00003183CFE8F04E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2" text:anchor-type="paragraph" svg:width="6.6929in" svg:height="3.2362in" draw:z-index="11"><draw:image xlink:href="Pictures/200000070000681500003256D466300E.svm" xlink:type="simple" xlink:show="embed" xlink:actuate="onLoad"/></draw:frame></text:p>
      <text:p text:style-name="Standard"/>
      <text:p text:style-name="Standard">Tipo no existente en la tabla</text:p>
      <text:p text:style-name="Standard"/>
      <text:p text:style-name="Standard">JSON</text:p>
      <text:p text:style-name="Standard"><draw:frame draw:style-name="fr2" draw:name="gráficos13" text:anchor-type="paragraph" svg:width="6.6929in" svg:height="3.3693in" draw:z-index="12"><draw:image xlink:href="Pictures/20000007000067AB00003432129A5139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4" text:anchor-type="paragraph" svg:width="6.6929in" svg:height="3.4028in" draw:z-index="13"><draw:image xlink:href="Pictures/200000070000670C000034675FFABC5A.svm" xlink:type="simple" xlink:show="embed" xlink:actuate="onLoad"/></draw:frame></text:p>
      <text:p text:style-name="Standard"/>
      <text:p text:style-name="Standard">No existen pokemon con esas caracteristicas</text:p>
      <text:p text:style-name="Standard"/>
      <text:p text:style-name="Standard">JSON</text:p>
      <text:p text:style-name="Standard"><draw:frame draw:style-name="fr2" draw:name="gráficos15" text:anchor-type="paragraph" svg:width="6.6929in" svg:height="3.1756in" draw:z-index="14"><draw:image xlink:href="Pictures/20000007000067760000311985CD5CFF.svm" xlink:type="simple" xlink:show="embed" xlink:actuate="onLoad"/></draw:frame><text:soft-page-break/></text:p>
      <text:p text:style-name="Standard"/>
      <text:p text:style-name="Standard">XML</text:p>
      <text:p text:style-name="Standard"><draw:frame draw:style-name="fr1" draw:name="gráficos16" text:anchor-type="paragraph" svg:width="6.6929in" svg:height="3.2898in" draw:z-index="15"><draw:image xlink:href="Pictures/20000007000067AB000032F50A914244.svm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Paez</meta:initial-creator>
    <meta:creation-date>2020-01-21T16:16:15</meta:creation-date>
    <meta:generator>OpenOffice/4.1.5$Win32 OpenOffice.org_project/415m1$Build-9789</meta:generator>
    <dc:date>2020-01-21T17:09:08.57</dc:date>
    <dc:creator>Ricardo Paez</dc:creator>
    <meta:editing-duration>PT52M53S</meta:editing-duration>
    <meta:editing-cycles>5</meta:editing-cycles>
    <meta:document-statistic meta:table-count="0" meta:image-count="16" meta:object-count="0" meta:page-count="8" meta:paragraph-count="25" meta:word-count="66" meta:character-count="383"/>
  </office:meta>
</office:document-meta>
</file>